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20.1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19.967cm"/>
    </style:style>
    <style:style style:name="gr14" style:family="graphic" style:parent-style-name="standard">
      <style:graphic-properties draw:stroke="none" draw:fill="none" fo:min-height="2.703cm"/>
    </style:style>
    <style:style style:name="gr15" style:family="graphic" style:parent-style-name="standard">
      <style:graphic-properties draw:stroke="none" draw:fill="none" fo:min-height="20.55cm"/>
    </style:style>
    <style:style style:name="gr16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4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5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fo:color="#e47c48" style:font-name="Menlo-Regular1" fo:font-size="30pt" style:font-name-asian="Menlo-Regular1" style:font-size-asian="30pt" style:font-name-complex="Menlo-Regular1" style:font-size-complex="30pt"/>
    </style:style>
    <style:style style:name="T9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10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11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3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9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21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2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3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4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6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29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30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7" draw:text-style-name="P12" draw:layer="layout" svg:width="24.717cm" svg:height="2.14cm" svg:x="1.083cm" svg:y="1.4cm">
          <draw:text-box>
            <text:p text:style-name="P11"><text:span text:style-name="T6">#import </text:span><text:span text:style-name="T7">"AFHTTPRequestOperation.h"</text:span></text:p>
          </draw:text-box>
        </draw:frame>
        <draw:frame draw:style-name="gr2" draw:text-style-name="P4" draw:layer="layout" svg:width="27cm" svg:height="10.79cm" svg:x="0.5cm" svg:y="6.5cm">
          <draw:image xlink:href="../images/sub-project/3-us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7" draw:text-style-name="P12" draw:layer="layout" svg:width="26.537cm" svg:height="2.14cm" svg:x="0.6cm" svg:y="1.86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2" draw:text-style-name="P4" draw:layer="layout" svg:width="27cm" svg:height="10.71cm" svg:x="0.465cm" svg:y="6.819cm">
          <draw:image xlink:href="../images/sub-project/2-head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8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9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10" draw:text-style-name="P3" draw:layer="layout" svg:width="26.811cm" svg:height="20.489cm" svg:x="0.189cm" svg:y="0.431cm">
          <draw:text-box>
            <text:p><text:span text:style-name="T2">&lt;plist version="1.0"&gt;</text:span></text:p>
            <text:p><text:span text:style-name="T2">&lt;dict&gt;</text:span></text:p>
            <text:p><text:span text:style-name="T2"><text:tab/></text:span><text:span text:style-name="T2">&lt;key&gt;CFBundleDevelopmentRegion&lt;/key&gt;</text:span></text:p>
            <text:p><text:span text:style-name="T2"><text:tab/></text:span><text:span text:style-name="T2">&lt;string&gt;English&lt;/string&gt;</text:span></text:p>
            <text:p text:style-name="P11"><text:span text:style-name="T2"><text:tab/></text:span><text:span text:style-name="T2">&lt;key&gt;</text:span><text:span text:style-name="T8">CFBundleIdentifier</text:span><text:span text:style-name="T2">&lt;/key&gt;</text:span></text:p>
            <text:p text:style-name="P11"><text:span text:style-name="T2"><text:tab/></text:span><text:span text:style-name="T2">&lt;string&gt;</text:span><text:span text:style-name="T8">org.ocmock</text:span><text:span text:style-name="T2">&lt;/string&gt;</text:span></text:p>
            <text:p><text:span text:style-name="T2"><text:tab/></text:span><text:span text:style-name="T2">&lt;key&gt;CFBundleInfoDictionaryVersion&lt;/key&gt;</text:span></text:p>
            <text:p><text:span text:style-name="T2"><text:tab/></text:span><text:span text:style-name="T2">&lt;string&gt;6.0&lt;/string&gt;</text:span></text:p>
            <text:p text:style-name="P11"><text:span text:style-name="T2"><text:tab/></text:span><text:span text:style-name="T2">&lt;key&gt;</text:span><text:span text:style-name="T9">CFBundlePackageType</text:span><text:span text:style-name="T2">&lt;/key&gt;</text:span></text:p>
            <text:p text:style-name="P11"><text:span text:style-name="T2"><text:tab/></text:span><text:span text:style-name="T2">&lt;string&gt;</text:span><text:span text:style-name="T9">FMWK</text:span><text:span text:style-name="T2">&lt;/string&gt;</text:span></text:p>
            <text:p><text:span text:style-name="T2"><text:tab/></text:span><text:span text:style-name="T2">&lt;key&gt;CFBundleSignature&lt;/key&gt;</text:span></text:p>
            <text:p><text:span text:style-name="T2"><text:tab/></text:span><text:span text:style-name="T2">&lt;string&gt;????&lt;/string&gt;</text:span></text:p>
            <text:p text:style-name="P11"><text:span text:style-name="T2"><text:tab/></text:span><text:span text:style-name="T2">&lt;key&gt;</text:span><text:span text:style-name="T8">CFBundleVersion</text:span><text:span text:style-name="T2">&lt;/key&gt;</text:span></text:p>
            <text:p text:style-name="P11"><text:span text:style-name="T2"><text:tab/></text:span><text:span text:style-name="T2">&lt;string&gt;</text:span><text:span text:style-name="T8">2.2.3</text:span><text:span text:style-name="T2">&lt;/string&gt;</text:span></text:p>
            <text:p><text:span text:style-name="T2">&lt;/dict&gt;</text:span></text:p>
            <text:p><text:span text:style-name="T2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2" draw:layer="layout" svg:width="25.199cm" svg:height="4.293cm" svg:x="1.008cm" svg:y="7.2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11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0cm" svg:y1="0cm" svg:x2="28cm" svg:y2="21cm">
          <text:p/>
        </draw:line>
        <draw:line draw:style-name="gr12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11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13" draw:text-style-name="P13" draw:layer="layout" svg:width="27cm" svg:height="20.217cm" svg:x="0.4cm" svg:y="0.183cm">
          <draw:text-box>
            <text:p text:style-name="P11"><text:span text:style-name="T10">// Pure C headers go here</text:span></text:p>
            <text:p text:style-name="P11"><text:span text:style-name="T11">#include </text:span><text:span text:style-name="T12">&lt;math.h&gt;</text:span></text:p>
            <text:p text:style-name="P11"><text:span text:style-name="T13"/></text:p>
            <text:p text:style-name="P11"><text:span text:style-name="T11">#ifdef __cplusplus</text:span></text:p>
            <text:p text:style-name="P11"><text:span text:style-name="T13"><text:s text:c="4"/></text:span><text:span text:style-name="T10">// Pure C++ headers go here</text:span></text:p>
            <text:p text:style-name="P11"><text:span text:style-name="T11"><text:s text:c="4"/></text:span><text:span text:style-name="T11">#include </text:span><text:span text:style-name="T12">&lt;vector&gt;</text:span></text:p>
            <text:p text:style-name="P11"><text:span text:style-name="T11">#endif</text:span></text:p>
            <text:p text:style-name="P11"><text:span text:style-name="T13"/></text:p>
            <text:p text:style-name="P11"><text:span text:style-name="T11">#ifdef __OBJC__</text:span></text:p>
            <text:p text:style-name="P11"><text:span text:style-name="T11"><text:s text:c="4"/></text:span><text:span text:style-name="T10">// Objective-C headers go here</text:span></text:p>
            <text:p text:style-name="P11"><text:span text:style-name="T11"><text:s text:c="4"/></text:span><text:span text:style-name="T11">#import </text:span><text:span text:style-name="T12">&lt;Foundation/Foundation.h&gt;</text:span></text:p>
            <text:p text:style-name="P11"><text:span text:style-name="T13"/></text:p>
            <text:p text:style-name="P11"><text:span text:style-name="T11"><text:s text:c="4"/></text:span><text:span text:style-name="T11">#ifdef __cplusplus</text:span></text:p>
            <text:p text:style-name="P11"><text:span text:style-name="T11"><text:s text:c="8"/></text:span><text:span text:style-name="T11">#import </text:span><text:span text:style-name="T12">"MyObjectiveCppClass.h"</text:span></text:p>
            <text:p text:style-name="P11"><text:span text:style-name="T11"><text:s text:c="4"/></text:span><text:span text:style-name="T11">#endif</text:span></text:p>
            <text:p text:style-name="P11"><text:span text:style-name="T11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draw:frame draw:style-name="gr14" draw:text-style-name="P14" draw:layer="layout" svg:width="25.415cm" svg:height="4.505cm" svg:x="1cm" svg:y="9.8cm">
          <draw:text-box>
            <text:p text:style-name="P11"><text:span text:style-name="T14">NSDictionary</text:span><text:span text:style-name="T15">* errorMessages;</text:span></text:p>
            <text:p><text:span text:style-name="T14">NSLog</text:span><text:span text:style-name="T15">( </text:span><text:span text:style-name="T16">@"%@"</text:span><text:span text:style-name="T15">, errorMessages[ </text:span><text:span text:style-name="T17">@(</text:span><text:span text:style-name="T15"> errorCode </text:span><text:span text:style-name="T17">)</text:span><text:span text:style-name="T15"> ] <text:s/>);</text:span></text:p>
            <text:p text:style-name="P11"><text:span text:style-name="T15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9">
        <draw:frame draw:style-name="gr14" draw:text-style-name="P14" draw:layer="layout" svg:width="25.415cm" svg:height="4.505cm" svg:x="1.385cm" svg:y="8.295cm">
          <draw:text-box>
            <text:p text:style-name="P11"><text:span text:style-name="T14">std</text:span><text:span text:style-name="T15">::</text:span><text:span text:style-name="T14">map</text:span><text:span text:style-name="T15">&lt; </text:span><text:span text:style-name="T14">NSInteger</text:span><text:span text:style-name="T15">, </text:span><text:span text:style-name="T14">NSString</text:span><text:span text:style-name="T15">* &gt; errorMessages;</text:span></text:p>
            <text:p><text:span text:style-name="T14">NSLog</text:span><text:span text:style-name="T15">( </text:span><text:span text:style-name="T16">@"%@"</text:span><text:span text:style-name="T15">, errorMessages[ errorCode ] );</text:span></text:p>
            <text:p text:style-name="P11"><text:span text:style-name="T15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10" draw:text-style-name="P14" draw:layer="layout" svg:width="27.2cm" svg:height="20.4cm" svg:x="0.4cm" svg:y="0.2cm">
          <draw:text-box>
            <text:p text:style-name="P11"><text:span text:style-name="T18">void</text:span><text:span text:style-name="T19"> bad(</text:span><text:span text:style-name="T18">const</text:span><text:span text:style-name="T19"> </text:span><text:span text:style-name="T18">char</text:span><text:span text:style-name="T19">* p)</text:span></text:p>
            <text:p text:style-name="P11"><text:span text:style-name="T19">{</text:span></text:p>
            <text:p text:style-name="P11"><text:span text:style-name="T19"><text:s text:c="4"/></text:span><text:span text:style-name="T20">FILE</text:span><text:span text:style-name="T19">* fh = </text:span><text:span text:style-name="T20">fopen</text:span><text:span text:style-name="T19">(p,</text:span><text:span text:style-name="T9">"r"</text:span><text:span text:style-name="T19">); </text:span><text:span text:style-name="T21">// acquire</text:span></text:p>
            <text:p text:style-name="P11"><text:span text:style-name="T19"><text:s text:c="4"/></text:span></text:p>
            <text:p text:style-name="P11"><text:span text:style-name="T19"><text:s text:c="4"/></text:span></text:p>
            <text:p text:style-name="P11"><text:span text:style-name="T19"><text:s text:c="4"/></text:span><text:span text:style-name="T21">// use f</text:span></text:p>
            <text:p text:style-name="P11"><text:span text:style-name="T19"><text:s text:c="4"/></text:span><text:span text:style-name="T18">if</text:span><text:span text:style-name="T19"> ( someCondition )</text:span></text:p>
            <text:p text:style-name="P11"><text:span text:style-name="T19"><text:s text:c="4"/></text:span><text:span text:style-name="T19">{</text:span></text:p>
            <text:p text:style-name="P11"><text:span text:style-name="T19"><text:s text:c="8"/></text:span><text:span text:style-name="T21">// Oops! File handle leaks</text:span></text:p>
            <text:p text:style-name="P11"><text:span text:style-name="T19"><text:s text:c="8"/></text:span><text:span text:style-name="T18">return</text:span><text:span text:style-name="T19">;</text:span></text:p>
            <text:p text:style-name="P11"><text:span text:style-name="T19"><text:s text:c="4"/></text:span><text:span text:style-name="T19">}</text:span></text:p>
            <text:p text:style-name="P11"><text:span text:style-name="T19"/></text:p>
            <text:p text:style-name="P11"><text:span text:style-name="T19"><text:s text:c="4"/></text:span><text:span text:style-name="T20">fclose</text:span><text:span text:style-name="T19">( fh ); </text:span><text:span text:style-name="T21">// release</text:span></text:p>
            <text:p text:style-name="P11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15" draw:text-style-name="P15" draw:layer="layout" svg:width="27.6cm" svg:height="20.8cm" svg:x="0.2cm" svg:y="0cm">
          <draw:text-box>
            <text:p text:style-name="P11"><text:span text:style-name="T22">void</text:span><text:span text:style-name="T23"> good(</text:span><text:span text:style-name="T22">const</text:span><text:span text:style-name="T23"> </text:span><text:span text:style-name="T22">char</text:span><text:span text:style-name="T23">* p)</text:span></text:p>
            <text:p text:style-name="P11"><text:span text:style-name="T23">{</text:span></text:p>
            <text:p text:style-name="P11"><text:span text:style-name="T23"><text:s text:c="4"/></text:span><text:span text:style-name="T24">FILE</text:span><text:span text:style-name="T23">* fh = </text:span><text:span text:style-name="T24">fopen</text:span><text:span text:style-name="T23">(p,</text:span><text:span text:style-name="T25">"r"</text:span><text:span text:style-name="T23">); </text:span><text:span text:style-name="T26">// acquire</text:span></text:p>
            <text:p text:style-name="P11"><text:span text:style-name="T23"><text:s text:c="4"/></text:span></text:p>
            <text:p text:style-name="P11"><text:span text:style-name="T23"><text:s text:c="4"/></text:span><text:span text:style-name="T26">// the block to perform cleanup actions</text:span></text:p>
            <text:p text:style-name="P11"><text:span text:style-name="T23"><text:s text:c="4"/></text:span><text:span text:style-name="T23">GuardCallbackBlock releaseBlock_ = ^</text:span><text:span text:style-name="T22">void</text:span><text:span text:style-name="T23">( </text:span><text:span text:style-name="T22">void</text:span><text:span text:style-name="T23"> )</text:span></text:p>
            <text:p text:style-name="P11"><text:span text:style-name="T23"><text:s text:c="4"/></text:span><text:span text:style-name="T23">{</text:span></text:p>
            <text:p text:style-name="P11"><text:span text:style-name="T23"><text:s text:c="8"/></text:span><text:span text:style-name="T23">fclose( fh );</text:span></text:p>
            <text:p text:style-name="P11"><text:span text:style-name="T23"><text:s text:c="4"/></text:span><text:span text:style-name="T23">};</text:span></text:p>
            <text:p text:style-name="P11"><text:span text:style-name="T23"><text:s text:c="4"/></text:span></text:p>
            <text:p text:style-name="P11"><text:span text:style-name="T23"><text:s text:c="4"/></text:span><text:span text:style-name="T26">// creating a guard</text:span></text:p>
            <text:p text:style-name="P11"><text:span text:style-name="T23"><text:s text:c="4"/></text:span><text:span text:style-name="T23">ObjcScopedGuard guard( releaseBlock_ );</text:span></text:p>
            <text:p text:style-name="P11"><text:span text:style-name="T27"><text:s text:c="4"/></text:span></text:p>
            <text:p text:style-name="P11"><text:span text:style-name="T23"><text:s text:c="4"/></text:span><text:span text:style-name="T22">if</text:span><text:span text:style-name="T23"> ( someCondition )</text:span></text:p>
            <text:p text:style-name="P11"><text:span text:style-name="T23"><text:s text:c="4"/></text:span><text:span text:style-name="T23">{</text:span></text:p>
            <text:p text:style-name="P11"><text:span text:style-name="T23"><text:s text:c="8"/></text:span><text:span text:style-name="T26">// Now the scoped guard will release the resource</text:span></text:p>
            <text:p text:style-name="P11"><text:span text:style-name="T23"><text:s text:c="8"/></text:span><text:span text:style-name="T22">return</text:span><text:span text:style-name="T23">;</text:span></text:p>
            <text:p text:style-name="P11"><text:span text:style-name="T23"><text:s text:c="4"/></text:span><text:span text:style-name="T23">}</text:span></text:p>
            <text:p text:style-name="P11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4" draw:text-style-name="P2" draw:layer="layout" svg:width="22.498cm" svg:height="4.338cm" svg:x="2.6cm" svg:y="5.8cm">
          <draw:text-box>
            <text:p text:style-name="P11"><text:span text:style-name="T28">malloc()</text:span></text:p>
          </draw:text-box>
        </draw:frame>
        <draw:frame presentation:style-name="pr4" draw:text-style-name="P2" draw:layer="layout" svg:width="27cm" svg:height="4.338cm" svg:x="0.6cm" svg:y="15.938cm">
          <draw:text-box>
            <text:p text:style-name="P11"><text:span text:style-name="T1">std::</text:span><text:span text:style-name="T29">vector</text:span><text:span text:style-name="T1">&lt;</text:span><text:span text:style-name="T30">unsigned char</text:span><text:span text:style-name="T1">&gt;</text:span></text:p>
          </draw:text-box>
        </draw:frame>
        <draw:line draw:style-name="gr9" draw:text-style-name="P4" draw:layer="layout" svg:x1="13.6cm" svg:y1="8.938cm" svg:x2="8.6cm" svg:y2="17.138cm">
          <text:p/>
        </draw:line>
        <draw:frame presentation:style-name="pr1" draw:text-style-name="P2" draw:layer="layout" svg:width="25.199cm" svg:height="4.293cm" svg:x="1.001cm" svg:y="0.307cm" presentation:class="title" presentation:user-transformed="true">
          <draw:text-box>
            <text:p><text:span text:style-name="T1">Vector as a Scoped Guar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et's Rec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16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23T14:35:14.566812000</dc:date>
    <meta:editing-duration>PT10H34M54S</meta:editing-duration>
    <meta:editing-cycles>179</meta:editing-cycles>
    <meta:generator>LibreOffice/4.1.1.2$MacOSX_x86 LibreOffice_project/7e4286b58adc75a14f6d83f53a03b6c11fa2903</meta:generator>
    <meta:document-statistic meta:object-count="287"/>
  </office:meta>
</office:document-meta>
</file>